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032cm" svg:height="1.524cm" svg:x="4.572cm" svg:y="1.016cm">
          <text:p text:style-name="P1">A</text:p>
        </draw:rect>
        <draw:rect draw:style-name="gr1" draw:text-style-name="P1" draw:layer="layout" svg:width="2.032cm" svg:height="1.524cm" svg:x="1.524cm" svg:y="4.064cm">
          <text:p text:style-name="P1">B</text:p>
        </draw:rect>
        <draw:rect draw:style-name="gr1" draw:text-style-name="P1" draw:layer="layout" svg:width="2.032cm" svg:height="1.524cm" svg:x="7.62cm" svg:y="4.064cm">
          <text:p text:style-name="P1">C</text:p>
        </draw:rect>
        <draw:rect draw:style-name="gr1" draw:text-style-name="P1" draw:layer="layout" svg:width="2.032cm" svg:height="1.524cm" svg:x="4.572cm" svg:y="7.112cm">
          <text:p text:style-name="P1">D</text:p>
        </draw:rect>
        <draw:line draw:style-name="gr2" draw:text-style-name="P1" draw:layer="layout" svg:x1="5.588cm" svg:y1="2.54cm" svg:x2="2.54cm" svg:y2="4.064cm">
          <text:p/>
        </draw:line>
        <draw:line draw:style-name="gr2" draw:text-style-name="P1" draw:layer="layout" svg:x1="5.588cm" svg:y1="2.54cm" svg:x2="8.636cm" svg:y2="4.064cm">
          <text:p/>
        </draw:line>
        <draw:line draw:style-name="gr2" draw:text-style-name="P1" draw:layer="layout" svg:x1="2.54cm" svg:y1="5.588cm" svg:x2="5.588cm" svg:y2="7.112cm">
          <text:p/>
        </draw:line>
        <draw:line draw:style-name="gr2" draw:text-style-name="P1" draw:layer="layout" svg:x1="8.636cm" svg:y1="5.588cm" svg:x2="5.588cm" svg:y2="7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3-25T03:04:10</meta:creation-date>
    <dc:date>2012-03-25T03:08:08</dc:date>
    <dc:creator>Sergey Babkin</dc:creator>
    <meta:editing-duration>PT00H03M59S</meta:editing-duration>
    <meta:editing-cycles>3</meta:editing-cycles>
    <meta:generator>OpenOffice.org/3.1$Unix OpenOffice.org_project/310m19$Build-9420</meta:generator>
    <meta:document-statistic meta:object-count="8"/>
  </office:meta>
</office:document-meta>
</file>